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1.199cm" style:auto-text-indent="false" style:page-number="auto" fo:background-color="transparen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e7849" officeooo:paragraph-rsid="001e7849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189227" officeooo:paragraph-rsid="0018922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8a3f3" officeooo:paragraph-rsid="0018a3f3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8a3f3" officeooo:paragraph-rsid="001b7926"/>
    </style:style>
    <style:style style:name="P8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1.199cm" style:auto-text-indent="false" style:page-number="auto" fo:background-color="transparent"/>
      <style:text-properties officeooo:rsid="0018a3f3" officeooo:paragraph-rsid="001b7926"/>
    </style:style>
    <style:style style:name="P9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officeooo:rsid="001f47ef" officeooo:paragraph-rsid="001f47ef"/>
    </style:style>
    <style:style style:name="P10" style:family="paragraph" style:parent-style-name="Text_20_body" style:list-style-name="L2">
      <loext:graphic-properties draw:fill="none"/>
      <style:paragraph-properties fo:margin-top="0cm" fo:margin-bottom="0.247cm" style:contextual-spacing="false" fo:line-height="115%" fo:text-align="start" style:justify-single-word="false" fo:background-color="transparent"/>
      <style:text-properties officeooo:rsid="001f47ef" officeooo:paragraph-rsid="001f47ef"/>
    </style:style>
    <style:style style:name="P11" style:family="paragraph" style:parent-style-name="Text_20_body">
      <style:text-properties officeooo:paragraph-rsid="00206b68"/>
    </style:style>
    <style:style style:name="T1" style:family="text">
      <style:text-properties officeooo:rsid="0018a3f3"/>
    </style:style>
    <style:style style:name="T2" style:family="text">
      <style:text-properties officeooo:rsid="001a65e2"/>
    </style:style>
    <style:style style:name="T3" style:family="text">
      <style:text-properties officeooo:rsid="001b79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7926" style:font-weight-asian="bold" style:font-weight-complex="bold"/>
    </style:style>
    <style:style style:name="T6" style:family="text">
      <style:text-properties officeooo:rsid="00206b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Объектно ориентированное программирование</text:h>
      <text:h text:style-name="P3" text:outline-level="2">Лекция 1</text:h>
      <text:list xml:id="list3991249187" text:style-name="L1">
        <text:list-header>
          <text:p text:style-name="P5">Три постулата объектно ориентированного программирования:</text:p>
        </text:list-header>
        <text:list-item>
          <text:p text:style-name="P5">Наследование — способность наследовать свойства родительского объекта</text:p>
        </text:list-item>
        <text:list-item>
          <text:p text:style-name="P5">Полиморфизм — способность изменчивости кода</text:p>
        </text:list-item>
        <text:list-item>
          <text:p text:style-name="P5">Инкапсуляция — способность защиты данных</text:p>
          <text:p text:style-name="P5">Иногда добавляют четвертый:</text:p>
        </text:list-item>
        <text:list-item>
          <text:p text:style-name="P5">Абстракция — способность абстрагироваться от машинного исполнения</text:p>
        </text:list-item>
      </text:list>
      <text:h text:style-name="Heading_20_2" text:outline-level="2">Конструкторы и деструктор</text:h>
      <text:p text:style-name="P1"><text:span text:style-name="T2">Чтобы создать объект н</text:span><text:span text:style-name="T1">ужно, чтобы какая-то сущность создавала объект. </text:span><text:span text:style-name="T2">При создании любой переменной вызывается конструктор, обычно это встроенный, но иногда требуется создать собственный </text:span></text:p>
      <text:list xml:id="list193228021287136" text:continue-numbering="true" text:style-name="L1">
        <text:list-item>
          <text:list>
            <text:list-header>
              <text:p text:style-name="P6">Конструктор — это функция, имеющая список параметров и ничего не возвращающая</text:p>
              <text:p text:style-name="P6">Деструктор — ничего не принимает и не возвращают</text:p>
              <text:p text:style-name="P7">Вызываются автоматически, когда создается или уничтожается объект</text:p>
            </text:list-header>
          </text:list>
        </text:list-item>
      </text:list>
      <text:h text:style-name="Heading_20_2" text:outline-level="2">Дружественная функция</text:h>
      <text:p text:style-name="P8"><text:span text:style-name="T3">Функция, не являющаяся методом класса, которые могут использоваться в качестве методов класса. Их тело не описано внутри класса, и обозначается ключевым словом </text:span><text:span text:style-name="T5">friend </text:span></text:p>
      <text:h text:style-name="P4" text:outline-level="2" text:is-list-header="true"><text:span text:style-name="T5">О</text:span><text:span text:style-name="T4">бработка ошибок</text:span></text:h>
      <text:p text:style-name="P9">При работе функций могут возникать различные ошибки, не позволяющие функции выполнить свое предназначение. Причины возникновения этих ошибок также могут быть различны, например, в функцию может быть передан некорректный параметр, или функция считала содержимое файла, которое было представлено в ненадлежащем формате.</text:p>
      <text:p text:style-name="P9">Также функция могла запрашивать пользовательский ввод и пользователь осуществил его некорректно. Существуют и другие причины. </text:p>
      <text:p text:style-name="P9">Так или иначе, ошибки, возникающие при работе функции, необходимо обрабатывать. В языке C++ существует 4 основные стратегии обработки ошибок:</text:p>
      <text:list xml:id="list2248711517" text:style-name="L2">
        <text:list-item>
          <text:p text:style-name="P10">Обработка внутри самой функции</text:p>
        </text:list-item>
        <text:list-item>
          <text:p text:style-name="P10">Передача ошибки вызывавшей функции (чтобы она разобралась с проблемой)</text:p>
        </text:list-item>
        <text:list-item>
          <text:p text:style-name="P10">Остановка работы программы и ее завершение</text:p>
        </text:list-item>
        <text:list-item>
          <text:p text:style-name="P10"><text:soft-page-break/>Генерация исключения</text:p>
        </text:list-item>
      </text:list>
      <text:p text:style-name="P11">Первый вариант — наиболее простой. В этом случае функция предпринимает все действия для обработки ошибок, например, если в функцию был передан некорректный параметр, она может сообщить об этом пользователю, например есть функция, назначение которой — возвращать значение единицы, деленной на переданный параметр. Очевидно, что если переданным параметром будет 0, то произойдет ошибка. Этот случай нужно предусмотреть и обработать ошибку <text:span text:style-name="T6">[программа 10_1]</text:span></text:p>
      <text:p text:style-name="Text_20_body">Подобный подход имеет ряд недостатков: он почти никогда не используется в повторяющихся кодах (дело в том, что в разных ситуациях ошибка должна по-разному обрабатываться)</text:p>
      <text:p text:style-name="P11">Второй подход, <text:span text:style-name="T6">т. е. Передача ошибки вызвавшей функции обычно реализуется либо при помощи возвращаемого значения, либо при помощи возвращаемого параметра, например, есть функция, задачей которой является нахождение и возвращение числа Фибоначчи по его номеру [программа 10_2]</text:span></text:p>
      <text:p text:style-name="P11">Данная функция возвращает код ошибки -1 должна сама обработать данную ошибку, например так:</text:p>
      <text:p text:style-name="P11">Использование кода ошибки, который передаётся возвращаемым значением достаточно удобно в данном примере т.к. при "правильной" работе функция может вернуть только неотрицательное значение, а все отрицательные числа можно использовать в качестве кодов ошибки.</text:p>
      <text:p text:style-name="P11">Гораздо более неудобная ситуация, когда возвращаемое значение при "правильной" работе может быть любым числом, тогда вызывающий функцией сложно будет понять произошла ли ошибка или работа завершена "правильно" </text:p>
      <text:p text:style-name="P11">В этом случае код ошибки можно передавать через возвращаемый параметр, однако, это, как правило, делает код более гр<text:span text:style-name="T6">о</text:span>моз<text:span text:style-name="T6">д</text:span>ким и менее читаемым. В качестве примера, приведём работу функции, осуществляющей делени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96cm" fo:margin-right="0cm" fo:margin-top="0cm" fo:margin-bottom="0.247cm" style:contextual-spacing="false" fo:line-height="115%" fo:text-indent="1.111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15:41.776600286</meta:creation-date>
    <dc:date>2023-05-09T19:32:27.553841078</dc:date>
    <meta:editing-duration>PT2H45M3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438" meta:character-count="3381" meta:non-whitespace-character-count="2974"/>
  </office:meta>
</office:document-meta>
</file>